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0.32cm" svg:height="8.836cm" svg:x="0cm" svg:y="0.05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2T22:01:13</meta:creation-date>
    <dc:date>2010-05-10T16:02:59</dc:date>
    <meta:editing-duration>PT02H48M24S</meta:editing-duration>
    <meta:editing-cycles>15</meta:editing-cycles>
    <meta:generator>OpenOffice.org/3.1$Linux OpenOffice.org_project/310m19$Build-9420</meta:generator>
    <dc:creator>andreas </dc:cre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connect-bar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link-data-style-to-source="false" chart:visible="true" chart:axis-position="0" chart:axis-label-position="outside-minimum" chart:tick-mark-position="at-labels"/>
      <style:graphic-properties svg:stroke-color="#b3b3b3"/>
      <style:text-properties fo:font-size="16pt" style:font-size-asian="8pt" style:font-size-complex="8pt"/>
    </style:style>
    <style:style style:name="ch5" style:family="chart" style:data-style-name="N11">
      <style:chart-properties chart:display-label="true" chart:logarithmic="false" chart:minimum="0.9" chart:maximum="1.2" chart:reverse-direction="false" text:line-break="false" chart:link-data-style-to-source="false" chart:visible="true" chart:axis-position="start"/>
      <style:graphic-properties svg:stroke-color="#b3b3b3"/>
      <style:text-properties fo:font-size="16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0080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ff99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000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0.321cm" svg:height="8.837cm" chart:class="chart:bar" chart:style-name="ch1">
        <chart:legend chart:legend-position="end" svg:x="17.345cm" svg:y="3.128cm" chart:style-name="ch2"/>
        <chart:plot-area chart:style-name="ch3" chart:data-source-has-labels="both" svg:x="0.405cm" svg:y="0.172cm" svg:width="16.531cm" svg:height="8.309cm"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M</text:p>
              </table:table-cell>
              <table:table-cell office:value-type="string">
                <text:p>GEN</text:p>
              </table:table-cell>
              <table:table-cell office:value-type="string">
                <text:p>MS</text:p>
              </table:table-cell>
            </table:table-row>
          </table:table-header-rows>
          <table:table-rows>
            <table:table-row>
              <table:table-cell office:value-type="string">
                <text:p>MC leaky</text:p>
              </table:table-cell>
              <table:table-cell office:value-type="float" office:value="1">
                <text:p>1</text:p>
              </table:table-cell>
              <table:table-cell office:value-type="float" office:value="1.1087723567344">
                <text:p>1.1087723567344</text:p>
              </table:table-cell>
              <table:table-cell office:value-type="float" office:value="1.11321328628787">
                <text:p>1.11321328628787</text:p>
              </table:table-cell>
            </table:table-row>
            <table:table-row>
              <table:table-cell office:value-type="string">
                <text:p>MC fixed</text:p>
              </table:table-cell>
              <table:table-cell office:value-type="float" office:value="1">
                <text:p>1</text:p>
              </table:table-cell>
              <table:table-cell office:value-type="float" office:value="1.01919890061032">
                <text:p>1.01919890061032</text:p>
              </table:table-cell>
              <table:table-cell office:value-type="float" office:value="1.04698678307263">
                <text:p>1.04698678307263</text:p>
              </table:table-cell>
            </table:table-row>
            <table:table-row>
              <table:table-cell office:value-type="string">
                <text:p>MP3</text:p>
              </table:table-cell>
              <table:table-cell office:value-type="float" office:value="1">
                <text:p>1</text:p>
              </table:table-cell>
              <table:table-cell office:value-type="float" office:value="0.98900259489334">
                <text:p>0.98900259489334</text:p>
              </table:table-cell>
              <table:table-cell office:value-type="float" office:value="1.00082003122859">
                <text:p>1.00082003122859</text:p>
              </table:table-cell>
            </table:table-row>
            <table:table-row>
              <table:table-cell office:value-type="string">
                <text:p>4xMC fixed</text:p>
              </table:table-cell>
              <table:table-cell office:value-type="float" office:value="1">
                <text:p>1</text:p>
              </table:table-cell>
              <table:table-cell office:value-type="float" office:value="1.02074823053589">
                <text:p>1.02074823053589</text:p>
              </table:table-cell>
              <table:table-cell office:value-type="float" office:value="1.11373104145602">
                <text:p>1.11373104145602</text:p>
              </table:table-cell>
            </table:table-row>
            <table:table-row>
              <table:table-cell office:value-type="string">
                <text:p>MP3 + MC</text:p>
              </table:table-cell>
              <table:table-cell office:value-type="float" office:value="1">
                <text:p>1</text:p>
              </table:table-cell>
              <table:table-cell office:value-type="float" office:value="1.02499607909373">
                <text:p>1.02499607909373</text:p>
              </table:table-cell>
              <table:table-cell office:value-type="float" office:value="1.01882879513566">
                <text:p>1.0188287951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